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3" style:family="paragraph" style:parent-style-name="Footnote">
      <style:text-properties fo:language="en" fo:country="GB" officeooo:paragraph-rsid="109547eb" fo:background-color="transparent"/>
    </style:style>
    <style:style style:name="P14" style:family="paragraph" style:parent-style-name="Footnote">
      <style:text-properties fo:language="en" fo:country="GB" officeooo:paragraph-rsid="10b0c9dd"/>
    </style:style>
    <style:style style:name="P1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bd2e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dac35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1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Footnote">
      <style:text-properties fo:color="#000000" loext:opacity="100%" style:font-name="Liberation Sans" fo:font-size="10pt" fo:language="en" fo:country="GB" officeooo:rsid="0b8e0034" officeooo:paragraph-rsid="10b0c9d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>
      <style:text-properties officeooo:paragraph-rsid="0daa4aef"/>
    </style:style>
    <style:style style:name="P55" style:family="paragraph" style:parent-style-name="Standard">
      <style:text-properties officeooo:rsid="0dde9a1c" officeooo:paragraph-rsid="108e66c8"/>
    </style:style>
    <style:style style:name="P56" style:family="paragraph" style:parent-style-name="Standard">
      <style:text-properties officeooo:paragraph-rsid="0f3ae219"/>
    </style:style>
    <style:style style:name="P57" style:family="paragraph" style:parent-style-name="Footnote">
      <style:text-properties officeooo:rsid="043ccc66" officeooo:paragraph-rsid="0f40045a"/>
    </style:style>
    <style:style style:name="P58" style:family="paragraph" style:parent-style-name="Footnote">
      <style:text-properties officeooo:rsid="043ccc66" officeooo:paragraph-rsid="0f4dc0dc"/>
    </style:style>
    <style:style style:name="P59" style:family="paragraph" style:parent-style-name="Standard">
      <style:text-properties officeooo:paragraph-rsid="0f4adb30"/>
    </style:style>
    <style:style style:name="P60" style:family="paragraph" style:parent-style-name="Standard">
      <style:text-properties officeooo:paragraph-rsid="0f4cd335"/>
    </style:style>
    <style:style style:name="P61" style:family="paragraph" style:parent-style-name="Standard">
      <style:text-properties officeooo:paragraph-rsid="0f6d4ef8"/>
    </style:style>
    <style:style style:name="P62" style:family="paragraph" style:parent-style-name="Standard">
      <style:paragraph-properties fo:text-align="center" style:justify-single-word="false"/>
      <style:text-properties officeooo:paragraph-rsid="0daef67d"/>
    </style:style>
    <style:style style:name="P63" style:family="paragraph" style:parent-style-name="Standard">
      <style:paragraph-properties fo:text-align="center" style:justify-single-word="false"/>
      <style:text-properties officeooo:paragraph-rsid="0db0d4d1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d804757"/>
    </style:style>
    <style:style style:name="P67" style:family="paragraph" style:parent-style-name="Standard">
      <style:paragraph-properties fo:text-align="center" style:justify-single-word="false"/>
      <style:text-properties officeooo:paragraph-rsid="102f2d76"/>
    </style:style>
    <style:style style:name="P68" style:family="paragraph" style:parent-style-name="Footnote">
      <style:text-properties officeooo:paragraph-rsid="0fa0ab6e"/>
    </style:style>
    <style:style style:name="P69" style:family="paragraph" style:parent-style-name="Standard">
      <style:text-properties officeooo:paragraph-rsid="1032d175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71" style:family="paragraph" style:parent-style-name="Footnote">
      <style:text-properties officeooo:paragraph-rsid="1075f396"/>
    </style:style>
    <style:style style:name="P7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4" style:family="paragraph" style:parent-style-name="Standard">
      <style:text-properties officeooo:paragraph-rsid="108f7f78"/>
    </style:style>
    <style:style style:name="P75" style:family="paragraph" style:parent-style-name="Standard">
      <style:text-properties officeooo:paragraph-rsid="109bd2ec"/>
    </style:style>
    <style:style style:name="P76" style:family="paragraph" style:parent-style-name="Standard">
      <style:text-properties officeooo:paragraph-rsid="0c819a59"/>
    </style:style>
    <style:style style:name="P77" style:family="paragraph" style:parent-style-name="Standard">
      <style:text-properties officeooo:paragraph-rsid="0c8364eb"/>
    </style:style>
    <style:style style:name="P78" style:family="paragraph" style:parent-style-name="Standard">
      <style:text-properties officeooo:paragraph-rsid="0ddfbc49"/>
    </style:style>
    <style:style style:name="P79" style:family="paragraph" style:parent-style-name="Footnote">
      <style:text-properties officeooo:paragraph-rsid="10aba8a8"/>
    </style:style>
    <style:style style:name="P80" style:family="paragraph" style:parent-style-name="Standard">
      <style:text-properties officeooo:paragraph-rsid="1112168b"/>
    </style:style>
    <style:style style:name="P81" style:family="paragraph" style:parent-style-name="Standard">
      <style:text-properties officeooo:paragraph-rsid="110daef5"/>
    </style:style>
    <style:style style:name="P8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98d70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9dac35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style:text-underline-style="none" officeooo:rsid="109f3fb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2pt" fo:language="en" fo:country="GB" style:font-size-asian="12pt" style:font-size-complex="12pt"/>
    </style:style>
    <style:style style:name="T16" style:family="text">
      <style:text-properties style:font-name="Liberation Sans" fo:font-size="12pt" fo:language="en" fo:country="GB" officeooo:rsid="0d1ec96e" style:font-size-asian="12pt" style:font-size-complex="12pt"/>
    </style:style>
    <style:style style:name="T17" style:family="text">
      <style:text-properties style:font-name="Liberation Sans" fo:font-size="12pt" fo:language="en" fo:country="GB" officeooo:rsid="108f7f78" style:font-size-asian="12pt" style:font-size-complex="12pt"/>
    </style:style>
    <style:style style:name="T18" style:family="text">
      <style:text-properties style:font-name="Liberation Sans" fo:font-size="12pt" fo:language="en" fo:country="GB" officeooo:rsid="109aaaaa" style:font-size-asian="12pt" style:font-size-complex="12pt"/>
    </style:style>
    <style:style style:name="T19" style:family="text">
      <style:text-properties style:font-name="Liberation Sans" fo:font-size="12pt" fo:language="en" fo:country="GB" officeooo:rsid="109b8b05" style:font-size-asian="12pt" style:font-size-complex="12pt"/>
    </style:style>
    <style:style style:name="T20" style:family="text">
      <style:text-properties style:font-name="Liberation Sans" fo:font-size="12pt" fo:language="en" fo:country="GB" officeooo:rsid="0f51b898"/>
    </style:style>
    <style:style style:name="T21" style:family="text">
      <style:text-properties style:font-name="Liberation Sans" fo:font-size="10pt" fo:language="en" fo:country="GB" style:font-size-asian="10pt" style:font-size-complex="10pt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a1594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c7c3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ba8a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c97be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0a0a442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1086062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10bc6d50" style:font-size-asian="10pt" style:language-asian="nl" style:country-asian="NL" style:font-style-asian="normal" style:font-name-complex="Bitstream Vera Sans" style:font-size-complex="10pt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24" style:family="text">
      <style:text-properties fo:color="#000000" loext:opacity="100%" style:text-line-through-style="none" style:text-line-through-type="none" fo:language="nl" fo:country="NL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125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4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4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0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5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2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53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4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5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6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7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8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59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60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2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3" style:family="text">
      <style:text-properties fo:color="#000000" loext:opacity="100%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fo:language="en" fo:country="GB" officeooo:rsid="10555e93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10ac780b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199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200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201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202" style:family="text">
      <style:text-properties style:text-line-through-style="none" style:text-line-through-type="none" fo:language="en" fo:country="GB" style:text-underline-style="none" officeooo:rsid="105b5282" style:font-size-asian="12pt" style:font-size-complex="12pt"/>
    </style:style>
    <style:style style:name="T203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204" style:family="text">
      <style:text-properties style:text-line-through-style="none" style:text-line-through-type="none" fo:language="en" fo:country="GB" style:text-underline-style="none" officeooo:rsid="105ac94e" style:font-size-asian="12pt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style:text-underline-style="none" officeooo:rsid="109bd2e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style:text-underline-style="none" officeooo:rsid="10898d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32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3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d8a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language="en" fo:country="GB" officeooo:rsid="1052c7f3"/>
    </style:style>
    <style:style style:name="T236" style:family="text">
      <style:text-properties fo:language="en" fo:country="GB" officeooo:rsid="105c8aaa"/>
    </style:style>
    <style:style style:name="T23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8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9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0" style:family="text">
      <style:text-properties officeooo:rsid="0f981b1c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a957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9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0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3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3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64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65" style:family="text">
      <style:text-properties fo:font-variant="normal" fo:text-transform="none" fo:color="#000000" loext:opacity="87%" fo:letter-spacing="normal" fo:font-style="normal" officeooo:rsid="106260b1"/>
    </style:style>
    <style:style style:name="T266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officeooo:rsid="105f1264"/>
    </style:style>
    <style:style style:name="T268" style:family="text">
      <style:text-properties officeooo:rsid="108a88f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lma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82"><text:span text:style-name="T127">Checklist for installing </text:span><text:span text:style-name="T127"><text:user-field-get text:name="Distro">AlmaLinux</text:user-field-get></text:span><text:span text:style-name="T127"><text:s/></text:span><text:span text:style-name="T128"><text:user-field-get text:name="Version">9.x</text:user-field-get></text:span><text:span text:style-name="T129"><text:note text:id="ftn1" text:note-class="footnote"><text:note-citation>1</text:note-citation><text:note-body><text:p text:style-name="P71"><text:span text:style-name="T241">This </text:span><text:span text:style-name="T245"><text:user-field-get text:name="Distro">AlmaLinux</text:user-field-get></text:span><text:span text:style-name="T242"><text:s/></text:span><text:span text:style-name="T246"><text:user-field-get text:name="Version">9.x</text:user-field-get></text:span><text:span text:style-name="T246"><text:s/>Desktop/</text:span><text:span text:style-name="T247">Workstation</text:span><text:span text:style-name="T241"> is supported until </text:span><text:span text:style-name="T243">May</text:span><text:span text:style-name="T241"> </text:span><text:span text:style-name="T244">31</text:span><text:span text:style-name="T254">st</text:span><text:span text:style-name="T244">, </text:span><text:span text:style-name="T241">20</text:span><text:span text:style-name="T244">32</text:span><text:span text:style-name="T241">.</text:span></text:p></text:note-body></text:note></text:span><text:span text:style-name="T130"><text:s/></text:span><text:span text:style-name="T132">Desktop/</text:span><text:span text:style-name="T133">Workstation</text:span><text:span text:style-name="T131">.</text:span></text:p>
      <text:p text:style-name="P29"><text:span text:style-name="Strong_20_Emphasis"><text:span text:style-name="T73"/></text:span></text:p>
      <text:p text:style-name="P30"><text:span text:style-name="Strong_20_Emphasis"><text:span text:style-name="T122"/></text:span></text:p>
      <text:p text:style-name="P72">Fill in the text box after &lt;...&gt;</text:p>
      <text:p text:style-name="P16"><text:span text:style-name="T237">&lt;user&gt;</text:span><text:span text:style-name="T218"><text:tab/><text:tab/></text:span><text:span text:style-name="T225"> <text:tab/><text:tab/><text:tab/> </text:span><text:span text:style-name="T219"><draw:control text:anchor-type="as-char" svg:y="-0.4cm" draw:z-index="4" draw:name="Gebruiker" draw:style-name="gr2" draw:text-style-name="P88" svg:width="6.002cm" svg:height="0.5cm" draw:control="control3"><svg:title>Gebruiker</svg:title><svg:desc>Volledige naam, bijv. Jan Stek</svg:desc></draw:control></text:span><text:span text:style-name="T219"><text:tab/></text:span><text:span text:style-name="T223">e.g.</text:span><text:span text:style-name="T226"> </text:span><text:span text:style-name="T231">J</text:span><text:span text:style-name="T232">ohn Doe</text:span></text:p>
      <text:p text:style-name="P75"><text:span text:style-name="T12">&lt;</text:span><text:span text:style-name="T229">user</text:span><text:span text:style-name="T7">na</text:span><text:span text:style-name="T10">me</text:span><text:span text:style-name="T12">&gt;</text:span><text:span text:style-name="T227"><text:tab/><text:tab/><text:tab/> </text:span><text:span text:style-name="T227"><draw:control text:anchor-type="as-char" svg:y="-0.4cm" draw:z-index="10" draw:name="Gberuikersnaam 2" draw:style-name="gr2" draw:text-style-name="P88" svg:width="6.002cm" svg:height="0.5cm" draw:control="control9"><svg:title>Gebruikersnaam</svg:title><svg:desc>Korte naam, bijv. jan</svg:desc></draw:control></text:span><text:span text:style-name="T227"><text:tab/></text:span><text:span text:style-name="T228">e.g.</text:span><text:span text:style-name="T4"> </text:span><text:span text:style-name="T145">j</text:span><text:span text:style-name="T146">oh</text:span><text:span text:style-name="T145">n</text:span></text:p>
      <text:p text:style-name="P18"><text:span text:style-name="T12">&lt;</text:span><text:span text:style-name="T13">computern</text:span><text:span text:style-name="T14">a</text:span><text:span text:style-name="T13">me</text:span><text:span text:style-name="T12">&gt;</text:span><text:span text:style-name="T230"><text:tab/> </text:span><text:span text:style-name="T7"><draw:control text:anchor-type="as-char" svg:y="-0.4cm" draw:z-index="5" draw:name="Computernaam" draw:style-name="gr2" draw:text-style-name="P88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210"> </text:span><text:span text:style-name="T217">pc02</text:span></text:p>
      <text:p text:style-name="P17"><text:span text:style-name="T237">&lt;</text:span><text:span text:style-name="T208">user</text:span><text:span text:style-name="T237">&gt;</text:span><text:span text:style-name="T214"><text:tab/><text:tab/></text:span><text:span text:style-name="T225"> <text:tab/><text:tab/><text:tab/> </text:span><text:span text:style-name="T219"><draw:control text:anchor-type="as-char" svg:y="-0.4cm" draw:z-index="8" draw:name="Gebruiker 1" draw:style-name="gr2" draw:text-style-name="P88" svg:width="6.002cm" svg:height="0.5cm" draw:control="control7"><svg:title>Gebruiker</svg:title><svg:desc>Volledige naam, bijv. Jan Stek</svg:desc></draw:control></text:span><text:span text:style-name="T219"><text:tab/></text:span><text:span text:style-name="T223">i.e.</text:span><text:span text:style-name="T220"> </text:span><text:span text:style-name="T221">additional </text:span><text:span text:style-name="T222">user</text:span><text:span text:style-name="T224">s</text:span></text:p>
      <text:p text:style-name="P75"><text:span text:style-name="T237">&lt;</text:span><text:span text:style-name="T208">user</text:span><text:span text:style-name="T209">n</text:span><text:span text:style-name="T206">a</text:span><text:span text:style-name="T207">me</text:span><text:span text:style-name="T237">&gt;</text:span><text:span text:style-name="T205"><text:tab/><text:tab/><text:tab/> </text:span><text:span text:style-name="T227"><draw:control text:anchor-type="as-char" svg:y="-0.4cm" draw:z-index="9" draw:name="Gberuikersnaam 1" draw:style-name="gr2" draw:text-style-name="P88" svg:width="6.002cm" svg:height="0.5cm" draw:control="control8"><svg:title>Gebruikersnaam</svg:title><svg:desc>Korte naam, bijv. jan</svg:desc></draw:control></text:span><text:span text:style-name="T227"><text:tab/></text:span><text:span text:style-name="T215">i.</text:span><text:span text:style-name="T216">e.</text:span><text:span text:style-name="T215"> </text:span><text:span text:style-name="T211">additional </text:span><text:span text:style-name="T212">user</text:span><text:span text:style-name="T213">s</text:span></text:p>
      <text:p text:style-name="P73"><text:span text:style-name="T268">r</text:span>eplace &lt;...&gt; in this checklist with the value in the text box.</text:p>
      <text:p text:style-name="P49"/>
      <text:p text:style-name="P49"/>
      <text:p text:style-name="P15"><text:span text:style-name="Strong_20_Emphasis"><text:span text:style-name="T167">Not yet on Linux?</text:span></text:span><text:span text:style-name="T137"><text:tab/></text:span><text:span text:style-name="T142">Use</text:span><text:span text:style-name="T138"> </text:span><text:span text:style-name="Strong_20_Emphasis"><text:span text:style-name="T143">Checklist </text:span></text:span><text:span text:style-name="Strong_20_Emphasis"><text:span text:style-name="T144">transfer</text:span></text:span><text:span text:style-name="T138"> o</text:span><text:span text:style-name="T141">n</text:span><text:span text:style-name="T138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39"> </text:span><text:span text:style-name="T141">u</text:span><text:span text:style-name="T139">nder </text:span><text:span text:style-name="Strong_20_Emphasis"><text:span text:style-name="T168">Linux</text:span></text:span><text:span text:style-name="T140">.</text:span></text:p>
      <text:p text:style-name="P47"><text:span text:style-name="Strong_20_Emphasis"><text:span text:style-name="T158">New installation?</text:span></text:span><text:span text:style-name="T155"><text:tab/><text:tab/></text:span><text:span text:style-name="T157">Start at chapter</text:span><text:span text:style-name="T155"> </text:span><text:span text:style-name="Strong_20_Emphasis"><text:span text:style-name="T158"><text:bookmark-ref text:reference-format="page" text:ref-name="__RefNumPara__4009_1271708128">2</text:bookmark-ref></text:span></text:span><text:span text:style-name="Strong_20_Emphasis"><text:span text:style-name="T158"><text:s text:c="2"/></text:span></text:span><text:span text:style-name="Strong_20_Emphasis"><text:span text:style-name="T159"><text:bookmark-ref text:reference-format="text" text:ref-name="__RefNumPara__4009_1271708128">Perform installation</text:bookmark-ref></text:span></text:span><text:span text:style-name="T156">.</text:span></text:p>
      <text:p text:style-name="P38"/>
      <text:p text:style-name="P38"/>
      <text:list text:style-name="L1">
        <text:list-item>
          <text:p text:style-name="P84"><text:bookmark-start text:name="__RefNumPara__4083_1271708128"/>Prepar<text:span text:style-name="T240">e </text:span>installation<text:bookmark-end text:name="__RefNumPara__4083_1271708128"/></text:p>
        </text:list-item>
      </text:list>
      <text:p text:style-name="P2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52"><text:span text:style-name="Strong_20_Emphasis"><text:span text:style-name="T48"><draw:control text:anchor-type="as-char" draw:z-index="7" draw:name="Vorm3_0" draw:style-name="gr1" draw:text-style-name="P87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48"><draw:control text:anchor-type="as-char" draw:z-index="12" draw:name="Vorm3_ 1" draw:style-name="gr1" draw:text-style-name="P87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53"><text:span text:style-name="T29">Log in as </text:span><text:span text:style-name="T238">&lt;user&gt;</text:span><text:span text:style-name="T5"><text:note text:id="ftn2" text:note-class="footnote"><text:note-citation>2</text:note-citation><text:note-body><text:p text:style-name="P57"><text:span text:style-name="T80">Login any additional </text:span><text:span text:style-name="T84">user</text:span><text:span text:style-name="T85">s</text:span><text:span text:style-name="T86"> </text:span><text:span text:style-name="T80">and follow the same steps.</text:span></text:p></text:note-body></text:note></text:span><text:span text:style-name="T30">.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2" office:value-type="string">
            <text:p text:style-name="P76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5" draw:name="Vorm 4" draw:style-name="gr1" draw:text-style-name="P87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81"><text:span text:style-name="T47">T</text:span><text:span text:style-name="T33">ype</text:span><text:span text:style-name="T34"> </text:span><text:span text:style-name="User_20_Entry"><text:span text:style-name="T102">t</text:span></text:span><text:span text:style-name="User_20_Entry"><text:span text:style-name="T105">erm</text:span></text:span><text:span text:style-name="T35"> on the activities overview</text:span><text:span text:style-name="T26"><text:note text:id="ftn3" text:note-class="footnote"><text:note-citation>3</text:note-citation><text:note-body><text:p text:style-name="P14"><text:span text:style-name="T153">Press the Super (Windows/command/magnifier) key or click in the upper left corner.</text:span><text:span text:style-name="T153"/></text:p></text:note-body></text:note></text:span><text:span text:style-name="T35"> and click on the </text:span><text:span text:style-name="Strong_20_Emphasis"><text:span text:style-name="T109">Terminal</text:span></text:span><text:span text:style-name="T35"> icon.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2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1"/></text:span></text:p>
          </table:table-cell>
          <table:table-cell table:style-name="_31_._5f_Installatie_5f_voorbereiden.D4" office:value-type="string">
            <text:p text:style-name="P56"><text:span text:style-name="T15">Type the </text:span><text:span text:style-name="T18">following </text:span><text:span text:style-name="T17">three</text:span><text:span text:style-name="T15"> commands, each followed by the</text:span><text:span text:style-name="T35"> </text:span><text:span text:style-name="T44">Enter</text:span><text:span text:style-name="T15"> key: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4"><text:span text:style-name="User_20_Entry"><text:span text:style-name="T101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4"><text:span text:style-name="User_20_Entry"><text:span text:style-name="T98">wget karelzimmer.nl/</text:span></text:span><text:span text:style-name="User_20_Entry"><text:span text:style-name="T99">get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7" office:value-type="string">
            <text:p text:style-name="P69"><text:span text:style-name="User_20_Entry"><text:span text:style-name="T98">bash </text:span></text:span><text:span text:style-name="User_20_Entry"><text:span text:style-name="T100">getkz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8" office:value-type="string">
            <text:p text:style-name="P31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9" office:value-type="string">
            <text:p text:style-name="P77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6" draw:name="Vorm 6" draw:style-name="gr1" draw:text-style-name="P8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7" draw:name="Vorm 7" draw:style-name="gr1" draw:text-style-name="P87" svg:width="0.35cm" svg:height="0.35cm" draw:control="control16"/></text:span></text:span></text:p>
          </table:table-cell>
          <table:table-cell table:style-name="_31_._5f_Installatie_5f_voorbereiden.D10" office:value-type="string">
            <text:p text:style-name="P80"><text:span text:style-name="T126">T</text:span><text:span text:style-name="T32">ype </text:span><text:span text:style-name="User_20_Entry"><text:span text:style-name="T103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6">Install</text:span></text:span><text:span text:style-name="Strong_20_Emphasis"><text:span text:style-name="T107">ation</text:span></text:span><text:span text:style-name="Strong_20_Emphasis"><text:span text:style-name="T106"> menu</text:span></text:span><text:span text:style-name="T32"> icon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3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11" office:value-type="string">
            <text:p text:style-name="P54"><text:span text:style-name="T36">Select </text:span><text:span text:style-name="Strong_20_Emphasis"><text:span text:style-name="T110">1</text:span></text:span><text:span text:style-name="T36"> Prepar</text:span><text:span text:style-name="T42">e</text:span><text:span text:style-name="T36"> installation</text:span><text:span text:style-name="T41">. 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2" office:value-type="string">
            <text:p text:style-name="P31">Follow the instructions on the screen.</text:p>
          </table:table-cell>
        </table:table-row>
      </table:table>
      <text:p text:style-name="P25"/>
      <text:list text:continue-numbering="true" text:style-name="L1">
        <text:list-item>
          <text:p text:style-name="P8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87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147">Boot the computer from</text:span><text:span text:style-name="T152"><text:note text:id="ftn4" text:note-class="footnote"><text:note-citation>1</text:note-citation><text:note-body><text:p text:style-name="P13"><text:span text:style-name="T87">Boot menu/Setup via one of the </text:span><text:span text:style-name="T88">f</text:span><text:span text:style-name="T87">requently used keys: </text:span><text:span text:style-name="T125">Esc</text:span><text:span text:style-name="T89">, </text:span><text:span text:style-name="T125">Delete</text:span><text:span text:style-name="T89">, </text:span><text:span text:style-name="T125">F1</text:span><text:span text:style-name="T89">, </text:span><text:span text:style-name="T125">F2</text:span><text:span text:style-name="T89">, </text:span><text:span text:style-name="T125">F9</text:span><text:span text:style-name="T89">, </text:span><text:span text:style-name="T125">F10</text:span><text:span text:style-name="T89">, </text:span><text:span text:style-name="T125">F11</text:span><text:span text:style-name="T89">, or </text:span><text:span text:style-name="T125">F12</text:span></text:p></text:note-body></text:note></text:span><text:span text:style-name="T147"> an</text:span><text:span text:style-name="T149"> </text:span><text:span text:style-name="T134"><text:user-field-get text:name="Distro">AlmaLinux</text:user-field-get></text:span><text:span text:style-name="T151"><text:s/></text:span><text:span text:style-name="T135"><text:user-field-get text:name="Version">9.x</text:user-field-get></text:span><text:span text:style-name="T135"><text:s/></text:span><text:span text:style-name="T74">Desktop/</text:span><text:span text:style-name="T75">Workstation</text:span><text:span text:style-name="T74"> </text:span><text:span text:style-name="T72">L</text:span><text:span text:style-name="T70">ive</text:span><text:span text:style-name="T70"><text:note text:id="ftn5" text:note-class="footnote"><text:note-citation>2</text:note-citation><text:note-body><text:p text:style-name="P68"><text:span text:style-name="T21">From a Live USB stick you can boot and work with </text:span><text:span text:style-name="T154"><text:user-field-get text:name="Distro">AlmaLinux</text:user-field-get></text:span><text:span text:style-name="T154"><text:s/></text:span><text:span text:style-name="T21">without modifying any files on the hard drive and also allows installation of </text:span><text:span text:style-name="T154"><text:user-field-get text:name="Distro">AlmaLinux</text:user-field-get></text:span><text:span text:style-name="T154">.</text:span></text:p></text:note-body></text:note></text:span><text:span text:style-name="T147"> USB stick</text:span><text:span text:style-name="T71"><text:note text:id="ftn6" text:note-class="footnote"><text:note-citation>3</text:note-citation><text:note-body><text:p text:style-name="P79"><text:span text:style-name="T81">Create a bootable USB stick:<text:line-break/></text:span><text:span text:style-name="Strong_20_Emphasis"><text:span text:style-name="T90">Download </text:span></text:span><text:span text:style-name="Strong_20_Emphasis"><text:span text:style-name="T93">a</text:span></text:span><text:span text:style-name="Strong_20_Emphasis"><text:span text:style-name="T92"> </text:span></text:span><text:span text:style-name="Strong_20_Emphasis"><text:span text:style-name="T94">Live Media</text:span></text:span><text:span text:style-name="terk_20_accent_20_voetnoot"><text:span text:style-name="T123"> </text:span></text:span><text:span text:style-name="terk_20_accent_20_voetnoot"><text:span text:style-name="T124">image</text:span></text:span><text:span text:style-name="Strong_20_Emphasis"><text:span text:style-name="T94"> </text:span></text:span><text:span text:style-name="terk_20_accent_20_voetnoot"><text:span text:style-name="T119">Alma</text:span></text:span><text:span text:style-name="terk_20_accent_20_voetnoot"><text:span text:style-name="T116">Linux </text:span></text:span><text:span text:style-name="terk_20_accent_20_voetnoot"><text:span text:style-name="T120">OS </text:span></text:span><text:span text:style-name="terk_20_accent_20_voetnoot"><text:span text:style-name="T116"><text:user-field-get text:name="Version">9.x</text:user-field-get></text:span></text:span><text:span text:style-name="Strong_20_Emphasis"><text:span text:style-name="T83"><text:s/></text:span></text:span><text:span text:style-name="terk_20_accent_20_voetnoot"><text:span text:style-name="T116">GNOME </text:span></text:span><text:span text:style-name="Strong_20_Emphasis"><text:span text:style-name="T93">from</text:span></text:span><text:span text:style-name="Strong_20_Emphasis"><text:span text:style-name="T91"> </text:span></text:span><text:a xlink:type="simple" xlink:href="https://almalinux.org/" text:style-name="Internet_20_link" text:visited-style-name="Visited_20_Internet_20_Link"><text:span text:style-name="Strong_20_Emphasis"><text:span text:style-name="T234">almalinux.org</text:span></text:span></text:a><text:span text:style-name="Strong_20_Emphasis"><text:span text:style-name="T83">.</text:span></text:span><text:span text:style-name="Strong_20_Emphasis"><text:span text:style-name="T81"><text:line-break/></text:span></text:span><text:span text:style-name="T82">The next steps are described in </text:span><text:span text:style-name="Sterk_20_accent_20_voetnoot"><text:span text:style-name="T117">Linux informati</text:span></text:span><text:span text:style-name="Sterk_20_accent_20_voetnoot"><text:span text:style-name="T118">on</text:span></text:span><text:span text:style-name="T82">, which can be found at </text:span><text:a xlink:type="simple" xlink:href="https://karelzimmer.nl/en" text:style-name="Internet_20_link" text:visited-style-name="Visited_20_Internet_20_Link"><text:span text:style-name="T233">karelzimmer.nl/en</text:span></text:a><text:span text:style-name="T82">, under </text:span><text:span text:style-name="Sterk_20_accent_20_voetnoot"><text:span text:style-name="T117">Linux</text:span></text:span><text:span text:style-name="T82">.</text:span></text:p></text:note-body></text:note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36">Select</text:span><text:span text:style-name="T50"> </text:span><text:span text:style-name="Strong_20_Emphasis"><text:span text:style-name="T114">Start</text:span></text:span><text:span text:style-name="Strong_20_Emphasis"><text:span text:style-name="T51"> </text:span></text:span><text:span text:style-name="Strong_20_Emphasis"><text:span text:style-name="T112"><text:user-field-get text:name="Distro">AlmaLinux</text:user-field-get></text:span></text:span><text:span text:style-name="Strong_20_Emphasis"><text:span text:style-name="T115"><text:s/></text:span></text:span><text:span text:style-name="Strong_20_Emphasis"><text:span text:style-name="T113"><text:user-field-get text:name="Version">9.x</text:user-field-get></text:span></text:span><text:span text:style-name="T148"><text:s/></text:span><text:span text:style-name="T150">and press the </text:span><text:span text:style-name="T169">Enter</text:span><text:span text:style-name="T45"> </text:span><text:span text:style-name="T46">key</text:span><text:span text:style-name="T4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5" draw:style-name="gr1" draw:text-style-name="P87" svg:width="0.35cm" svg:height="0.35cm" draw:control="control27"/></text:span></text:p>
          </table:table-cell>
          <table:table-cell table:style-name="_32_._5f_Installatie_5f_uitvoeren.C3" office:value-type="string">
            <text:p text:style-name="Standard"><text:span text:style-name="T78">Click</text:span><text:span text:style-name="T77"> </text:span><text:span text:style-name="Strong_20_Emphasis"><text:span text:style-name="T79">Install to Hard Drive</text:span>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52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" draw:style-name="gr1" draw:text-style-name="P87" svg:width="0.35cm" svg:height="0.35cm" draw:control="control24"/></text:span></text:p>
          </table:table-cell>
          <table:table-cell table:style-name="_32_._5f_Installatie_5f_uitvoeren.C3" office:value-type="string">
            <text:p text:style-name="Standard"><text:span text:style-name="T171">At</text:span><text:span text:style-name="T172"> </text:span><text:span text:style-name="Strong_20_Emphasis"><text:span text:style-name="T171">WELCOME TO </text:span></text:span><text:span text:style-name="Strong_20_Emphasis"><text:span text:style-name="T183">ALMA</text:span></text:span><text:span text:style-name="Strong_20_Emphasis"><text:span text:style-name="T171">LINUX </text:span></text:span><text:span text:style-name="Strong_20_Emphasis"><text:span text:style-name="T171"><text:user-field-get text:name="Version">9.x</text:user-field-get></text:span></text:span><text:span text:style-name="T185"><text:s/>select language and click </text:span><text:span text:style-name="Strong_20_Emphasis"><text:span text:style-name="T199">Continue</text:span></text:span><text:span text:style-name="T17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87" svg:width="0.35cm" svg:height="0.35cm" draw:control="control21"/></text:span></text:p>
          </table:table-cell>
          <table:table-cell table:style-name="_32_._5f_Installatie_5f_uitvoeren.C9" office:value-type="string">
            <text:p text:style-name="Standard"><text:span text:style-name="T176">U</text:span><text:span text:style-name="T175">nder</text:span><text:span text:style-name="T173"> </text:span><text:span text:style-name="Strong_20_Emphasis"><text:span text:style-name="T200">SYSTEM</text:span></text:span><text:span text:style-name="T173"> </text:span><text:span text:style-name="T176">click</text:span><text:span text:style-name="T177"> </text:span><text:span text:style-name="Strong_20_Emphasis"><text:span text:style-name="T200">Installati</text:span></text:span><text:span text:style-name="Strong_20_Emphasis"><text:span text:style-name="T201">on Destination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><text:span text:style-name="T267">Check</text:span><text:span text:style-name="T263"> </text:span><text:span text:style-name="T264">the </text:span><text:span text:style-name="Strong_20_Emphasis"><text:span text:style-name="T265">Device Selection</text:span></text:span><text:span text:style-name="T248"> </text:span><text:span text:style-name="T250">and click </text:span><text:span text:style-name="Strong_20_Emphasis"><text:span text:style-name="T249">Done</text:span></text:span><text:span text:style-name="Strong_20_Emphasis"><text:span text:style-name="T251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87" svg:width="0.35cm" svg:height="0.35cm" draw:control="control22"/></text:span></text:p>
          </table:table-cell>
          <table:table-cell table:style-name="_32_._5f_Installatie_5f_uitvoeren.C9" office:value-type="string">
            <text:p text:style-name="Standard"><text:span text:style-name="T176">U</text:span><text:span text:style-name="T175">nder</text:span><text:span text:style-name="T173"> </text:span><text:span text:style-name="Strong_20_Emphasis"><text:span text:style-name="T200">SYSTEM</text:span></text:span><text:span text:style-name="T173"> </text:span><text:span text:style-name="T176">click</text:span><text:span text:style-name="T177"> </text:span><text:span text:style-name="Strong_20_Emphasis"><text:span text:style-name="T200">Netwerk &amp; </text:span></text:span><text:span text:style-name="Strong_20_Emphasis"><text:span text:style-name="T202">H</text:span></text:span><text:span text:style-name="Strong_20_Emphasis"><text:span text:style-name="T200">ost </text:span></text:span><text:span text:style-name="Strong_20_Emphasis"><text:span text:style-name="T202">N</text:span></text:span><text:span text:style-name="Strong_20_Emphasis"><text:span text:style-name="T200">am</text:span></text:span><text:span text:style-name="Strong_20_Emphasis"><text:span text:style-name="T202">e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2"><text:span text:style-name="T178">Enter you</text:span><text:span text:style-name="T179">r</text:span><text:span text:style-name="T180"> </text:span><text:span text:style-name="Strong_20_Emphasis"><text:span text:style-name="T181">Host </text:span></text:span><text:span text:style-name="Strong_20_Emphasis"><text:span text:style-name="T178">N</text:span></text:span><text:span text:style-name="Strong_20_Emphasis"><text:span text:style-name="T181">am</text:span></text:span><text:span text:style-name="Strong_20_Emphasis"><text:span text:style-name="T178">e</text:span></text:span><text:span text:style-name="T8"> &lt;computerna</text:span><text:span text:style-name="T9">me&gt;</text:span><text:span text:style-name="T182"> </text:span><text:span text:style-name="T178">and click </text:span><text:span text:style-name="Strong_20_Emphasis"><text:span text:style-name="T195">Apply</text:span>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70"><text:span text:style-name="T187">C</text:span><text:span text:style-name="T184">li</text:span><text:span text:style-name="T187">c</text:span><text:span text:style-name="T184">k </text:span><text:span text:style-name="Strong_20_Emphasis"><text:span text:style-name="T194">Done</text:span></text:span><text:span text:style-name="T184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87" svg:width="0.35cm" svg:height="0.35cm" draw:control="control26"/></text:span></text:p>
          </table:table-cell>
          <table:table-cell table:style-name="_32_._5f_Installatie_5f_uitvoeren.C14" office:value-type="string">
            <text:p text:style-name="Standard"><text:span text:style-name="T174">U</text:span><text:span text:style-name="T175">nder</text:span><text:span text:style-name="T172"> </text:span><text:span text:style-name="Strong_20_Emphasis"><text:span text:style-name="T175">USER SETTINGS</text:span></text:span><text:span text:style-name="T188"> </text:span><text:span text:style-name="T189">click</text:span><text:span text:style-name="T190"> </text:span><text:span text:style-name="Strong_20_Emphasis"><text:span text:style-name="T203">User </text:span></text:span><text:span text:style-name="Strong_20_Emphasis"><text:span text:style-name="T204">C</text:span></text:span><text:span text:style-name="Strong_20_Emphasis"><text:span text:style-name="T203">reation</text:span></text:span><text:span text:style-name="T17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4" office:value-type="string">
            <text:p text:style-name="Standard"><text:span text:style-name="T235">Enter your</text:span><text:span text:style-name="T236"> </text:span><text:span text:style-name="Strong_20_Emphasis"><text:span text:style-name="T69">Full name</text:span></text:span><text:span text:style-name="T54"> </text:span><text:span text:style-name="T237">&lt;user&gt;</text:span><text:span text:style-name="T55">, <text:line-break/></text:span><text:span text:style-name="Strong_20_Emphasis"><text:span text:style-name="T69">User name</text:span></text:span><text:span text:style-name="T54"> &lt;</text:span><text:span text:style-name="T6">username&gt;</text:span><text:span text:style-name="T54">,</text:span></text:p>
            <text:p text:style-name="Standard"><text:span text:style-name="T56">check</text:span><text:span text:style-name="T57"> </text:span><text:span text:style-name="Strong_20_Emphasis"><text:span text:style-name="T65">Ma</text:span></text:span><text:span text:style-name="Strong_20_Emphasis"><text:span text:style-name="T66">ke this user administrator</text:span></text:span><text:span text:style-name="T57">,</text:span></text:p>
            <text:p text:style-name="Standard"><text:span text:style-name="T53">enter a </text:span><text:span text:style-name="Strong_20_Emphasis"><text:span text:style-name="T64">password</text:span></text:span><text:span text:style-name="T53"> twice</text:span><text:span text:style-name="T57"> </text:span><text:span text:style-name="T58">and c</text:span><text:span text:style-name="T57">li</text:span><text:span text:style-name="T59">c</text:span><text:span text:style-name="T57">k </text:span><text:span text:style-name="Strong_20_Emphasis"><text:span text:style-name="T67">Done</text:span></text:span><text:span text:style-name="T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87" svg:width="0.35cm" svg:height="0.35cm" draw:control="control23"/></text:span></text:p>
          </table:table-cell>
          <table:table-cell table:style-name="_32_._5f_Installatie_5f_uitvoeren.C20" office:value-type="string">
            <text:p text:style-name="Standard"><text:span text:style-name="T191">Click</text:span><text:span text:style-name="T192"> </text:span><text:span text:style-name="Strong_20_Emphasis"><text:span text:style-name="T196">Begin </text:span></text:span><text:span text:style-name="Strong_20_Emphasis"><text:span text:style-name="T197">Installation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87" svg:width="0.35cm" svg:height="0.35cm" draw:control="control28"/></text:span></text:p>
          </table:table-cell>
          <table:table-cell table:style-name="_32_._5f_Installatie_5f_uitvoeren.C20" office:value-type="string">
            <text:p text:style-name="Standard"><text:span text:style-name="T191">Click</text:span><text:span text:style-name="T192"> </text:span><text:span text:style-name="Strong_20_Emphasis"><text:span text:style-name="T198">Finish</text:span></text:span><text:span text:style-name="Strong_20_Emphasis"><text:span text:style-name="T196"> </text:span></text:span><text:span text:style-name="Strong_20_Emphasis"><text:span text:style-name="T197">Installation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3" draw:style-name="gr1" draw:text-style-name="P87" svg:width="0.35cm" svg:height="0.35cm" draw:control="control25"/></text:span></text:p>
          </table:table-cell>
          <table:table-cell table:style-name="_32_._5f_Installatie_5f_uitvoeren.C20" office:value-type="string">
            <text:p text:style-name="Standard"><text:span text:style-name="T193">Restart the system</text:span><text:span text:style-name="T186">.</text:span></text:p>
          </table:table-cell>
        </table:table-row>
      </table:table>
      <text:p text:style-name="P50"><text:span text:style-name="Strong_20_Emphasis"><text:span text:style-name="T52"/></text:span></text:p>
      <text:list text:continue-numbering="true" text:style-name="L1">
        <text:list-item>
          <text:p text:style-name="P83"><text:span text:style-name="Strong_20_Emphasis"><text:span text:style-name="T68">Finish installation</text:span></text:span></text:p>
        </text:list-item>
      </text:list>
      <text:p text:style-name="P51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87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7">Log in as </text:span><text:span text:style-name="T239">&lt;user&gt;</text:span><text:span text:style-name="T2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3" draw:name="Vorm4_ 1" draw:style-name="gr1" draw:text-style-name="P87" svg:width="0.35cm" svg:height="0.35cm" draw:control="control12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"/>
          </table:table-cell>
          <table:table-cell table:style-name="_33_._5f_Installatie_5f_afronden.A1" office:value-type="string">
            <text:p text:style-name="P67"><text:span text:style-name="Strong_20_Emphasis"><text:span text:style-name="T49"><draw:control text:anchor-type="as-char" draw:z-index="18" draw:name="Vorm4" draw:style-name="gr1" draw:text-style-name="P87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81"><text:span text:style-name="T47">T</text:span><text:span text:style-name="T33">ype</text:span><text:span text:style-name="T34"> </text:span><text:span text:style-name="User_20_Entry"><text:span text:style-name="T102">t</text:span></text:span><text:span text:style-name="User_20_Entry"><text:span text:style-name="T105">erm</text:span></text:span><text:span text:style-name="T35"> on the activities overview</text:span><text:span text:style-name="T26"><text:note text:id="ftn7" text:note-class="footnote"><text:note-citation>1</text:note-citation><text:note-body><text:p text:style-name="P28">Press the Super (Windows/command/magnifier) key or click in the upper left corner.</text:p></text:note-body></text:note></text:span><text:span text:style-name="T35"> and click on the </text:span><text:span text:style-name="Strong_20_Emphasis"><text:span text:style-name="T109">Terminal</text:span></text:span><text:span text:style-name="T35"> icon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5"><text:span text:style-name="Strong_20_Emphasis"><text:span text:style-name="T31"/></text:span></text:p>
          </table:table-cell>
          <table:table-cell table:style-name="_33_._5f_Installatie_5f_afronden.C6" office:value-type="string">
            <text:p text:style-name="P59"><text:span text:style-name="T16">Type the </text:span><text:span text:style-name="T19">following </text:span><text:span text:style-name="T16">t</text:span><text:span text:style-name="T17">hree</text:span><text:span text:style-name="T16"> commands, each followed by the</text:span><text:span text:style-name="T35"> </text:span><text:span text:style-name="T108">Enter</text:span><text:span text:style-name="T16"> key: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6" office:value-type="string">
            <text:p text:style-name="P74"><text:span text:style-name="User_20_Entry"><text:span text:style-name="T101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8" office:value-type="string">
            <text:p text:style-name="P61"><text:span text:style-name="User_20_Entry"><text:span text:style-name="T98">wget karelzimmer.nl/</text:span></text:span><text:span text:style-name="User_20_Entry"><text:span text:style-name="T99">getkz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9" office:value-type="string">
            <text:p text:style-name="P69"><text:span text:style-name="User_20_Entry"><text:span text:style-name="T98">bash </text:span></text:span><text:span text:style-name="User_20_Entry"><text:span text:style-name="T100">getkz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0" office:value-type="string">
            <text:p text:style-name="P32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1" office:value-type="string">
            <text:p text:style-name="P78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7"><text:span text:style-name="Strong_20_Emphasis"><text:span text:style-name="T49"><draw:control text:anchor-type="as-char" draw:z-index="19" draw:name="Vorm 3" draw:style-name="gr1" draw:text-style-name="P87" svg:width="0.35cm" svg:height="0.35cm" draw:control="control18"/></text:span></text:span></text:p>
          </table:table-cell>
          <table:table-cell table:style-name="_33_._5f_Installatie_5f_afronden.C12" office:value-type="string">
            <text:p text:style-name="P80"><text:span text:style-name="T126">T</text:span><text:span text:style-name="T32">ype </text:span><text:span text:style-name="User_20_Entry"><text:span text:style-name="T103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6">Install</text:span></text:span><text:span text:style-name="Strong_20_Emphasis"><text:span text:style-name="T107">ation</text:span></text:span><text:span text:style-name="Strong_20_Emphasis"><text:span text:style-name="T106"> menu</text:span></text:span><text:span text:style-name="T32"> icon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4"><text:span text:style-name="Strong_20_Emphasis"><text:span text:style-name="T31"/></text:span></text:p>
          </table:table-cell>
          <table:table-cell table:style-name="_33_._5f_Installatie_5f_afronden.C13" office:value-type="string">
            <text:p text:style-name="P60"><text:span text:style-name="T37">Se</text:span><text:span text:style-name="T39">lect</text:span><text:span text:style-name="T37"> </text:span><text:span text:style-name="Strong_20_Emphasis"><text:span text:style-name="T111">3</text:span></text:span><text:span text:style-name="T60"> </text:span><text:span text:style-name="T61">Finish installatio</text:span><text:span text:style-name="T62">n</text:span><text:span text:style-name="T36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14" office:value-type="string">
            <text:p text:style-name="P33">Follow the instructions on the screen.</text:p>
          </table:table-cell>
        </table:table-row>
      </table:table>
      <text:p text:style-name="P51"><text:span text:style-name="Strong_20_Emphasis"><text:span text:style-name="T27"/></text:span></text:p>
      <text:list text:continue-numbering="true" text:style-name="L1">
        <text:list-item>
          <text:p text:style-name="P86"><text:span text:style-name="Strong_20_Emphasis"><text:span text:style-name="T20">S</text:span></text:span><text:span text:style-name="Strong_20_Emphasis"><text:span text:style-name="T170">et up user</text:span></text:span></text:p>
        </text:list-item>
      </text:list>
      <text:p text:style-name="P2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66"><text:span text:style-name="Strong_20_Emphasis"><text:span text:style-name="T49"><draw:control text:anchor-type="as-char" draw:z-index="6" draw:name="Vorm40_0" draw:style-name="gr1" draw:text-style-name="P87" svg:width="0.35cm" svg:height="0.35cm" draw:control="control5"/></text:span></text:span></text:p>
          </table:table-cell>
          <table:table-cell table:style-name="Tabel2.A1" office:value-type="string">
            <text:p text:style-name="P66"><text:span text:style-name="Strong_20_Emphasis"><text:span text:style-name="T49"><draw:control text:anchor-type="as-char" draw:z-index="11" draw:name="Vorm40_ 1" draw:style-name="gr1" draw:text-style-name="P87" svg:width="0.35cm" svg:height="0.35cm" draw:control="control10"/></text:span></text:span></text:p>
          </table:table-cell>
          <table:table-cell table:style-name="Tabel2.D1" office:value-type="string">
            <text:p text:style-name="P36"><text:span text:style-name="T28">Log in as</text:span><text:span text:style-name="T27"> </text:span><text:span text:style-name="T239">&lt;user&gt;</text:span><text:span text:style-name="T38"><text:note text:id="ftn8" text:note-class="footnote"><text:note-citation>1</text:note-citation><text:note-body><text:p text:style-name="P58"><text:span text:style-name="T97">Login any additional </text:span><text:span text:style-name="T96">user</text:span><text:span text:style-name="T95">s </text:span><text:span text:style-name="T97">and follow the same steps.</text:span></text:p></text:note-body></text:note></text:span><text:span text:style-name="T27">.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76"><draw:control text:anchor-type="as-char" draw:z-index="14" draw:name="Vorm4_ 2" draw:style-name="gr1" draw:text-style-name="P87" svg:width="0.35cm" svg:height="0.35cm" draw:control="control13"/></text:span></text:span></text:p>
          </table:table-cell>
          <table:table-cell table:style-name="Tabel2.D2" office:value-type="string">
            <text:p text:style-name="P55"><text:span text:style-name="T266">Follow the welcome screens.</text:span><text:span text:style-name="T253"/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10"/>
          </table:table-cell>
          <table:table-cell table:style-name="Tabel2.A1" office:value-type="string">
            <text:p text:style-name="P67"><text:span text:style-name="Strong_20_Emphasis"><text:span text:style-name="T49"><draw:control text:anchor-type="as-char" draw:z-index="20" draw:name="Vorm 8" draw:style-name="gr1" draw:text-style-name="P87" svg:width="0.35cm" svg:height="0.35cm" draw:control="control19"/></text:span></text:span></text:p>
          </table:table-cell>
          <table:table-cell table:style-name="Tabel2.A1" office:value-type="string">
            <text:p text:style-name="P67"><text:span text:style-name="Strong_20_Emphasis"><text:span text:style-name="T49"><draw:control text:anchor-type="as-char" draw:z-index="21" draw:name="Vorm 9" draw:style-name="gr1" draw:text-style-name="P87" svg:width="0.35cm" svg:height="0.35cm" draw:control="control20"/></text:span></text:span></text:p>
          </table:table-cell>
          <table:table-cell table:style-name="Tabel2.D5" office:value-type="string">
            <text:p text:style-name="P80"><text:span text:style-name="T126">T</text:span><text:span text:style-name="T32">ype </text:span><text:span text:style-name="User_20_Entry"><text:span text:style-name="T103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6">Install</text:span></text:span><text:span text:style-name="Strong_20_Emphasis"><text:span text:style-name="T107">ation</text:span></text:span><text:span text:style-name="Strong_20_Emphasis"><text:span text:style-name="T106"> menu</text:span></text:span><text:span text:style-name="T32"> icon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6" office:value-type="string">
            <text:p text:style-name="P35"><text:span text:style-name="T40">Select</text:span><text:span text:style-name="T37"> </text:span><text:span text:style-name="Strong_20_Emphasis"><text:span text:style-name="T111">4</text:span></text:span><text:span text:style-name="T63"> </text:span><text:span text:style-name="T43">Set up user</text:span><text:span text:style-name="T36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34">Follow the instructions on the screen.</text:p>
          </table:table-cell>
        </table:table-row>
      </table:table>
      <text:p text:style-name="P39"/>
      <text:p text:style-name="P40"/>
      <text:p text:style-name="P48"><text:span text:style-name="T165">End of checklist,</text:span><text:span text:style-name="T166"> </text:span><text:span text:style-name="T161"><text:user-field-get text:name="Distro">AlmaLinux</text:user-field-get></text:span><text:span text:style-name="T164"><text:s/></text:span><text:span text:style-name="T160"><text:user-field-get text:name="Version">9.x</text:user-field-get></text:span><text:span text:style-name="T160"><text:s/></text:span><text:span text:style-name="T162">Desktop/</text:span><text:span text:style-name="T163">Workstation</text:span><text:span text:style-name="T121"> </text:span><text:span text:style-name="T165">installation is complete.</text:span></text:p>
      <text:p text:style-name="P21"/>
      <text:p text:style-name="P19"><text:span text:style-name="T255">Written</text:span><text:span text:style-name="T256"> </text:span><text:span text:style-name="T255">by</text:span><text:span text:style-name="T256"> </text:span><text:a xlink:type="simple" xlink:href="mailto:info@karelzimmer.nl?subject=Checklist%20installation%20Linux" text:style-name="Internet_20_link" text:visited-style-name="Visited_20_Internet_20_Link"><text:span text:style-name="T262">Karel Zimmer</text:span></text:a><text:span text:style-name="T257">.</text:span></text:p>
      <text:p text:style-name="P20"><text:span text:style-name="T260">License </text:span><text:span text:style-name="T258">C</text:span><text:span text:style-name="T259">C0</text:span><text:span text:style-name="T257"> 1.0 </text:span><text:span text:style-name="T26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61"><text:s/></text:span><text:span text:style-name="T26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6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AlmaLinux-desktop-workstation</text:file-name></text:span><text:span text:style-name="MT2"><text:tab/></text:span><text:span text:style-name="MT1"><text:date style:data-style-name="N36" text:date-value="2025-03-17T08:01:53.781814277">17/03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17T08:01:53.665509116</dc:date>
    <meta:keyword>Installatie</meta:keyword>
    <meta:keyword>Checklist</meta:keyword>
    <meta:keyword>Linux</meta:keyword>
    <meta:editing-cycles>7015</meta:editing-cycles>
    <meta:editing-duration>P12DT9H21M45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3" meta:word-count="495" meta:character-count="3181" meta:non-whitespace-character-count="2730"/>
    <meta:user-defined meta:name="Info 1"/>
    <meta:user-defined meta:name="Info 2"/>
    <meta:user-defined meta:name="Info 3"/>
    <meta:user-defined meta:name="Info 4"/>
  </office:meta>
</office:document-meta>
</file>